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Cache.getField( Class type , String field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eldCache.getDeclaredField( Class type , String field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eldCache.Field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